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e982" officeooo:paragraph-rsid="0006e9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leiding inlab</text:p>
      <text:p text:style-name="P1"/>
      <text:p text:style-name="P1"/>
      <text:p text:style-name="P1">Systeem versus softwareengineeringh </text:p>
      <text:p text:style-name="P1">https://www.info.ucl.ac.be/~avl/files/RE01.pdf</text:p>
      <text:p text:style-name="P1"/>
      <text:p text:style-name="P1"/>
      <text:p text:style-name="P1"/>
      <text:p text:style-name="P1">requirements versus specificaties </text:p>
      <text:p text:style-name="P1"/>
      <text:p text:style-name="P1">type requoirements </text:p>
      <text:p text:style-name="P1"/>
      <text:p text:style-name="P1">hoe requiremens eloicitation toepassen </text:p>
      <text:p text:style-name="P1"/>
      <text:p text:style-name="P1">functioneel vs non-functionele eisen </text:p>
      <text:p text:style-name="P1"/>
      <text:p text:style-name="P1">automatiseringsparadox </text:p>
      <text:p text:style-name="P1"/>
      <text:p text:style-name="P1">therac-25 </text:p>
      <text:p text:style-name="P1"/>
      <text:p text:style-name="P1">mode confusion </text:p>
      <text:p text:style-name="P1"/>
      <text:p text:style-name="P1"><text:s/></text:p>
      <text:p text:style-name="P1">schipholbrand</text:p>
      <text:p text:style-name="P1">https://www.youtube.com/watch?v=m7XdNaewX9A</text:p>
      <text:p text:style-name="P1"/>
      <text:p text:style-name="P1"/>
      <text:p text:style-name="P1">Ramp schoietpartij militair ossendrecht </text:p>
      <text:p text:style-name="P1">https://www.youtube.com/watch?v=6jmkDClGDHo</text:p>
      <text:p text:style-name="P1"/>
      <text:p text:style-name="P1"/>
      <text:p text:style-name="P1"/>
      <text:p text:style-name="P1">ramp mali missie </text:p>
      <text:p text:style-name="P1">https://www.youtube.com/watch?v=PC2ekl4SaNA</text:p>
      <text:p text:style-name="P1"/>
      <text:p text:style-name="P1"/>
      <text:p text:style-name="P1">molukse treinkaping</text:p>
      <text:p text:style-name="P1">https://www.youtube.com/watch?v=h99Fe9XzzHI</text:p>
      <text:p text:style-name="P1"/>
      <text:p text:style-name="P1"/>
      <text:p text:style-name="P1"/>
      <text:p text:style-name="P1"/>
      <text:p text:style-name="P1">vuurwerkramp in schede </text:p>
      <text:p text:style-name="P1">https://www.enschede.nl/inhoud/commissie-oosting</text:p>
      <text:p text:style-name="P1"/>
      <text:p text:style-name="P1"/>
      <text:p text:style-name="P1">elektriciteitsnet in oekraine </text:p>
      <text:p text:style-name="P1">https://en.wikipedia.org/wiki/Ukraine_power_grid_hack</text:p>
      <text:p text:style-name="P1"/>
      <text:p text:style-name="P1"/>
      <text:p text:style-name="P1"/>
      <text:p text:style-name="P1"/>
      <text:p text:style-name="P1"><text:soft-page-break/>explosie in libabon, beirut </text:p>
      <text:p text:style-name="P1">https://www.hrw.org/report/2021/08/03/they-killed-us-inside/investigation-august-4-beirut-blast</text:p>
      <text:p text:style-name="P1"/>
      <text:p text:style-name="P1"/>
      <text:p text:style-name="P1">explosie tanjin china </text:p>
      <text:p text:style-name="P1">https://www.hindawi.com/journals/joph/2019/1360805/</text:p>
      <text:p text:style-name="P1"/>
      <text:p text:style-name="P1"/>
      <text:p text:style-name="P1">bijlmerramp </text:p>
      <text:p text:style-name="P1">https://aviation-safety.net/database/record.php?id=19921004-2&amp;lang=nl</text:p>
      <text:p text:style-name="P1"/>
      <text:p text:style-name="P1"/>
      <text:p text:style-name="P1"/>
      <text:p text:style-name="P1">slm ramp </text:p>
      <text:p text:style-name="P1">https://aviation-safety.net/investigation/cvr/transcripts/cvr_py764.php</text:p>
      <text:p text:style-name="P1">https://aviation-safety.net/database/record.php?id=19890607-2</text:p>
      <text:p text:style-name="P1"/>
      <text:p text:style-name="P1">ramp boeing 747 </text:p>
      <text:p text:style-name="P1">https://www.hindawi.com/journals/ijae/2014/472395/</text:p>
      <text:p text:style-name="P1"/>
      <text:p text:style-name="P1"/>
      <text:p text:style-name="P1"/>
      <text:p text:style-name="P1">stint ongeluk </text:p>
      <text:p text:style-name="P1">https://repository.tno.nl/islandora/object/uuid%3Acdef48df-da49-46b6-8678-5c62a88a0090</text:p>
      <text:p text:style-name="P1"/>
      <text:p text:style-name="P1"/>
      <text:p text:style-name="P1"/>
      <text:p text:style-name="P1"/>
      <text:p text:style-name="P1">tjernobyl </text:p>
      <text:p text:style-name="P1">https://www-pub.iaea.org/MTCD/publications/PDF/Pub913e_web.pdf</text:p>
      <text:p text:style-name="P1"/>
      <text:p text:style-name="P1"/>
      <text:p text:style-name="P1">ecourt in de nederlandse rechtspraak </text:p>
      <text:p text:style-name="P1">https://www.njb.nl/blogs/a-court-with-no-face-and-no-place/</text:p>
      <text:p text:style-name="P1">http://www.e-court.nl/wp-content/uploads/2018/03/Procesreglement-e-Court-2017_20180201.pdf</text:p>
      <text:p text:style-name="P1"/>
      <text:p text:style-name="P1"><text:s text:c="2"/></text:p>
      <text:p text:style-name="P1"/>
      <text:p text:style-name="P1"/>
      <text:p text:style-name="P1">tesla crash</text:p>
      <text:p text:style-name="P1">https://pubmed.ncbi.nlm.nih.gov/30841795/</text:p>
      <text:p text:style-name="P1">https://www.ncbi.nlm.nih.gov/pmc/articles/PMC6438496/</text:p>
      <text:p text:style-name="P1">https://www.ncbi.nlm.nih.gov/pmc/articles/PMC7995526/</text:p>
      <text:p text:style-name="P1">https://pubmed.ncbi.nlm.nih.gov/29160165/</text:p>
      <text:p text:style-name="P1">https://www.ncbi.nlm.nih.gov/pmc/articles/PMC5821455/</text:p>
      <text:p text:style-name="P1">https://www.ncbi.nlm.nih.gov/pmc/articles/PMC5343691/</text:p>
      <text:p text:style-name="P1">https://www.ncbi.nlm.nih.gov/pmc/articles/PMC7954016/</text:p>
      <text:p text:style-name="P1">https://www.ncbi.nlm.nih.gov/pmc/articles/PMC5607180/</text:p>
      <text:p text:style-name="P1">https://www.mdpi.com/2076-3417/9/23/5126/htm</text:p>
      <text:p text:style-name="P1">https://www.tandfonline.com/doi/full/10.1080/01441647.2020.1862355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9:09:42.208000000</meta:creation-date>
    <dc:date>2022-03-27T19:10:17.881000000</dc:date>
    <meta:editing-duration>PT53S</meta:editing-duration>
    <meta:editing-cycles>1</meta:editing-cycles>
    <meta:document-statistic meta:table-count="0" meta:image-count="0" meta:object-count="0" meta:page-count="3" meta:paragraph-count="54" meta:word-count="88" meta:character-count="2056" meta:non-whitespace-character-count="1995"/>
    <meta:generator>LibreOffice/5.0.3.1$Windows_X86_64 LibreOffice_project/fd8cfc22f7f58033351fcb8a83b92acbadb0749e</meta:generator>
  </office:meta>
</office:document-meta>
</file>